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0159in" text:min-label-width="0.25in" text:list-level-position-and-space-mode="label-alignment">
          <style:list-level-label-alignment text:label-followed-by="listtab" fo:margin-left="1.2659in" fo:text-indent="-0.25in"/>
        </style:list-level-properties>
        <style:text-properties style:font-name="Courier New"/>
      </text:list-level-style-bullet>
      <text:list-level-style-bullet text:level="3" text:style-name="WW_CharLFO1LVL3"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Wingdings"/>
      </text:list-level-style-bullet>
      <text:list-level-style-bullet text:level="4" text:style-name="WW_CharLFO1LVL4"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Symbol"/>
      </text:list-level-style-bullet>
      <text:list-level-style-bullet text:level="5" text:style-name="WW_CharLFO1LVL5" text:bullet-char="o">
        <style:list-level-properties text:space-before="2.5159in" text:min-label-width="0.25in" text:list-level-position-and-space-mode="label-alignment">
          <style:list-level-label-alignment text:label-followed-by="listtab" fo:margin-left="2.7659in" fo:text-indent="-0.25in"/>
        </style:list-level-properties>
        <style:text-properties style:font-name="Courier New"/>
      </text:list-level-style-bullet>
      <text:list-level-style-bullet text:level="6" text:style-name="WW_CharLFO1LVL6" text:bullet-char="">
        <style:list-level-properties text:space-before="3.0159in" text:min-label-width="0.25in" text:list-level-position-and-space-mode="label-alignment">
          <style:list-level-label-alignment text:label-followed-by="listtab" fo:margin-left="3.2659in" fo:text-indent="-0.25in"/>
        </style:list-level-properties>
        <style:text-properties style:font-name="Wingdings"/>
      </text:list-level-style-bullet>
      <text:list-level-style-bullet text:level="7" text:style-name="WW_CharLFO1LVL7" text:bullet-char="">
        <style:list-level-properties text:space-before="3.5159in" text:min-label-width="0.25in" text:list-level-position-and-space-mode="label-alignment">
          <style:list-level-label-alignment text:label-followed-by="listtab" fo:margin-left="3.7659in" fo:text-indent="-0.25in"/>
        </style:list-level-properties>
        <style:text-properties style:font-name="Symbol"/>
      </text:list-level-style-bullet>
      <text:list-level-style-bullet text:level="8" text:style-name="WW_CharLFO1LVL8" text:bullet-char="o">
        <style:list-level-properties text:space-before="4.0159in" text:min-label-width="0.25in" text:list-level-position-and-space-mode="label-alignment">
          <style:list-level-label-alignment text:label-followed-by="listtab" fo:margin-left="4.2659in" fo:text-indent="-0.25in"/>
        </style:list-level-properties>
        <style:text-properties style:font-name="Courier New"/>
      </text:list-level-style-bullet>
      <text:list-level-style-bullet text:level="9" text:style-name="WW_CharLFO1LVL9" text:bullet-char="">
        <style:list-level-properties text:space-before="4.5159in" text:min-label-width="0.25in" text:list-level-position-and-space-mode="label-alignment">
          <style:list-level-label-alignment text:label-followed-by="listtab" fo:margin-left="4.7659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style:font-name="Times New Roman"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595959" fo:font-size="9pt" style:font-size-asian="9pt" style:font-size-complex="9pt"/>
    </style:style>
    <style:style style:name="T8" style:parent-style-name="DefaultParagraphFont" style:family="text">
      <style:text-properties style:font-name="Times New Roman" fo:font-size="14pt" style:font-size-asian="14pt" style:font-size-complex="14pt"/>
    </style:style>
    <style:style style:name="P9" style:parent-style-name="NoSpacing" style:family="paragraph">
      <style:paragraph-properties fo:text-align="end"/>
      <style:text-properties fo:color="#156082" fo:font-size="14pt" style:font-size-asian="14pt" style:font-size-complex="14pt"/>
    </style:style>
    <style:style style:name="P10" style:parent-style-name="NoSpacing" style:family="paragraph">
      <style:paragraph-properties fo:text-align="end"/>
    </style:style>
    <style:style style:name="T11" style:parent-style-name="DefaultParagraphFont" style:family="text">
      <style:text-properties fo:color="#595959" fo:font-size="10pt" style:font-size-asian="10pt" style:font-size-complex="10pt"/>
    </style:style>
    <style:style style:name="T12" style:parent-style-name="DefaultParagraphFont" style:family="text">
      <style:text-properties fo:color="#595959" fo:font-size="10pt" style:font-size-asian="10pt" style:font-size-complex="10pt"/>
    </style:style>
    <style:style style:name="T13" style:parent-style-name="DefaultParagraphFont" style:family="text">
      <style:text-properties style:font-name="Times New Roman" fo:font-size="14pt" style:font-size-asian="14pt" style:font-size-complex="14pt"/>
    </style:style>
    <style:style style:name="P14" style:parent-style-name="Normal" style:family="paragraph">
      <style:paragraph-properties fo:text-align="end"/>
    </style:style>
    <style:style style:name="T15" style:parent-style-name="DefaultParagraphFont" style:family="text">
      <style:text-properties fo:text-transform="uppercase" fo:color="#156082" fo:font-size="32pt" style:font-size-asian="32pt" style:font-size-complex="32pt"/>
    </style:style>
    <style:style style:name="P16" style:parent-style-name="Normal" style:family="paragraph">
      <style:paragraph-properties fo:text-align="end"/>
    </style:style>
    <style:style style:name="T17" style:parent-style-name="DefaultParagraphFont" style:family="text">
      <style:text-properties fo:color="#404040" fo:font-size="18pt" style:font-size-asian="18pt" style:font-size-complex="18pt"/>
    </style:style>
    <style:style style:name="P18" style:parent-style-name="Normal" style:family="paragraph">
      <style:paragraph-properties fo:break-before="page"/>
      <style:text-properties style:font-name="Times New Roman" fo:font-size="24pt" style:font-size-asian="24pt" style:font-size-complex="24pt" fo:hyphenate="true"/>
    </style:style>
    <style:style style:name="P19" style:parent-style-name="TOC1" style:family="paragraph">
      <style:paragraph-properties>
        <style:tab-stops>
          <style:tab-stop style:type="right" style:leader-style="dotted" style:leader-text="." style:position="7.493in"/>
        </style:tab-stops>
      </style:paragraph-properties>
    </style:style>
    <style:style style:name="T20" style:parent-style-name="Hyperlink" style:family="text">
      <style:text-properties style:font-name="Times New Roman" fo:font-weight="bold" style:font-weight-asian="bold" style:font-weight-complex="bold"/>
    </style:style>
    <style:style style:name="P21" style:parent-style-name="TOC1" style:family="paragraph">
      <style:paragraph-properties>
        <style:tab-stops>
          <style:tab-stop style:type="right" style:leader-style="dotted" style:leader-text="." style:position="7.493in"/>
        </style:tab-stops>
      </style:paragraph-properties>
    </style:style>
    <style:style style:name="T22" style:parent-style-name="Hyperlink" style:family="text">
      <style:text-properties style:font-name="Times New Roman" fo:font-weight="bold" style:font-weight-asian="bold" style:font-weight-complex="bold"/>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fo:font-weight="bold" style:font-weight-asian="bold" style:font-weight-complex="bold"/>
    </style:style>
    <style:style style:name="P25" style:parent-style-name="TOC1" style:family="paragraph">
      <style:paragraph-properties>
        <style:tab-stops>
          <style:tab-stop style:type="right" style:leader-style="dotted" style:leader-text="." style:position="7.493in"/>
        </style:tab-stops>
      </style:paragraph-properties>
    </style:style>
    <style:style style:name="T26" style:parent-style-name="Hyperlink" style:family="text">
      <style:text-properties style:font-name="Times New Roman" fo:font-weight="bold" style:font-weight-asian="bold" style:font-weight-complex="bold"/>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fo:font-weight="bold" style:font-weight-asian="bold" style:font-weight-complex="bold"/>
    </style:style>
    <style:style style:name="P29" style:parent-style-name="TOC1" style:family="paragraph">
      <style:paragraph-properties>
        <style:tab-stops>
          <style:tab-stop style:type="right" style:leader-style="dotted" style:leader-text="." style:position="7.493in"/>
        </style:tab-stops>
      </style:paragraph-properties>
    </style:style>
    <style:style style:name="T30" style:parent-style-name="Hyperlink" style:family="text">
      <style:text-properties style:font-name="Times New Roman" fo:font-weight="bold" style:font-weight-asian="bold" style:font-weight-complex="bold"/>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fo:font-weight="bold" style:font-weight-asian="bold" style:font-weight-complex="bold"/>
    </style:style>
    <style:style style:name="P33" style:parent-style-name="TOC1" style:family="paragraph">
      <style:paragraph-properties>
        <style:tab-stops>
          <style:tab-stop style:type="right" style:leader-style="dotted" style:leader-text="." style:position="7.493in"/>
        </style:tab-stops>
      </style:paragraph-properties>
    </style:style>
    <style:style style:name="T34" style:parent-style-name="Hyperlink" style:family="text">
      <style:text-properties style:font-name="Times New Roman" fo:font-weight="bold" style:font-weight-asian="bold" style:font-weight-complex="bold"/>
    </style:style>
    <style:style style:name="P35" style:parent-style-name="Normal" style:family="paragraph">
      <style:paragraph-properties fo:break-before="page"/>
    </style:style>
    <style:style style:name="P36" style:parent-style-name="Heading1" style:family="paragraph">
      <style:paragraph-properties fo:text-align="center"/>
      <style:text-properties style:font-name="Times New Roman" fo:font-weight="bold" style:font-weight-asian="bold" style:font-weight-complex="bold" fo:font-size="22pt" style:font-size-asian="22pt" style:font-size-complex="22pt"/>
    </style:style>
    <style:style style:name="P37" style:parent-style-name="Normal" style:family="paragraph">
      <style:text-properties style:font-name="Times New Roman"/>
    </style:style>
    <style:style style:name="P38" style:parent-style-name="Heading1" style:family="paragraph">
      <style:paragraph-properties fo:text-align="center"/>
      <style:text-properties style:font-name="Times New Roman" fo:font-weight="bold" style:font-weight-asian="bold" style:font-weight-complex="bold"/>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fo:font-style="italic" style:font-style-asian="italic" style:font-style-complex="italic"/>
    </style:style>
    <style:style style:name="T41" style:parent-style-name="DefaultParagraphFont" style:family="text">
      <style:text-properties style:font-name="Times New Roman"/>
    </style:style>
    <style:style style:name="P42" style:parent-style-name="Heading1" style:family="paragraph">
      <style:paragraph-properties fo:text-align="center"/>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fo:font-style="italic" style:font-style-asian="italic" style:font-style-complex="italic"/>
    </style:style>
    <style:style style:name="T45" style:parent-style-name="DefaultParagraphFont" style:family="text">
      <style:text-properties style:font-name="Times New Roman"/>
    </style:style>
    <style:style style:name="P46" style:parent-style-name="Heading1" style:family="paragraph">
      <style:paragraph-properties fo:text-align="center"/>
      <style:text-properties style:font-name="Times New Roman" fo:font-weight="bold" style:font-weight-asian="bold" style:font-weight-complex="bold"/>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fo:font-style="italic" style:font-style-asian="italic" style:font-style-complex="italic"/>
    </style:style>
    <style:style style:name="T49" style:parent-style-name="DefaultParagraphFont" style:family="text">
      <style:text-properties style:font-name="Times New Roman"/>
    </style:style>
    <style:style style:name="P50" style:parent-style-name="ListParagraph" style:list-style-name="LFO1" style:family="paragraph">
      <style:text-properties style:font-name="Times New Roman"/>
    </style:style>
    <style:style style:name="P51" style:parent-style-name="ListParagraph" style:list-style-name="LFO1" style:family="paragraph">
      <style:text-properties style:font-name="Times New Roman"/>
    </style:style>
    <style:style style:name="P52" style:parent-style-name="Normal" style:family="paragraph">
      <style:text-properties style:font-name="Times New Roman"/>
    </style:style>
    <style:style style:name="P53" style:parent-style-name="Heading1" style:family="paragraph">
      <style:paragraph-properties fo:text-align="center"/>
      <style:text-properties style:font-name="Times New Roman" fo:font-weight="bold" style:font-weight-asian="bold" style:font-weight-complex="bold"/>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fo:font-style="italic" style:font-style-asian="italic" style:font-style-complex="italic"/>
    </style:style>
    <style:style style:name="T56" style:parent-style-name="DefaultParagraphFont" style:family="text">
      <style:text-properties style:font-name="Times New Roman"/>
    </style:style>
    <style:style style:name="P57" style:parent-style-name="Heading1" style:family="paragraph">
      <style:paragraph-properties fo:text-align="center"/>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style="italic" style:font-style-asian="italic" style:font-style-complex="italic"/>
    </style:style>
    <style:style style:name="T60" style:parent-style-name="DefaultParagraphFont" style:family="text">
      <style:text-properties style:font-name="Times New Roman"/>
    </style:style>
    <style:style style:name="P61" style:parent-style-name="Heading1" style:family="paragraph">
      <style:paragraph-properties fo:text-align="center"/>
      <style:text-properties style:font-name="Times New Roman" fo:font-weight="bold" style:font-weight-asian="bold" style:font-weight-complex="bold"/>
    </style:style>
    <style:style style:name="P62" style:parent-style-name="Normal" style:family="paragraph">
      <style:text-properties style:font-name="Times New Roman"/>
    </style:style>
    <style:style style:name="P63" style:parent-style-name="Heading1" style:family="paragraph">
      <style:paragraph-properties fo:text-align="center"/>
      <style:text-properties style:font-name="Times New Roman" fo:font-weight="bold" style:font-weight-asian="bold" style:font-weight-complex="bold"/>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font-style="italic" style:font-style-asian="italic" style:font-style-complex="italic"/>
    </style:style>
    <style:style style:name="T66" style:parent-style-name="DefaultParagraphFont" style:family="text">
      <style:text-properties style:font-name="Times New Roman"/>
    </style:style>
    <style:style style:name="T67" style:parent-style-name="Hyperlink" style:family="text">
      <style:text-properties style:font-name="Times New Roman"/>
    </style:style>
    <style:style style:name="T68" style:parent-style-name="Hyperlink" style:family="text">
      <style:text-properties style:font-name="Times New Roman"/>
    </style:style>
    <style:style style:name="T69" style:parent-style-name="Hyperlink" style:family="text">
      <style:text-properties style:font-name="Times New Roman"/>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style="italic" style:font-style-asian="italic" style:font-style-complex="italic"/>
    </style:style>
    <style:style style:name="T74" style:parent-style-name="DefaultParagraphFont" style:family="text">
      <style:text-properties style:font-name="Times New Roman"/>
    </style:style>
    <style:style style:name="T75" style:parent-style-name="Hyperlink" style:family="text">
      <style:text-properties style:font-name="Times New Roman"/>
    </style:style>
    <style:style style:name="T76" style:parent-style-name="Hyperlink" style:family="text">
      <style:text-properties style:font-name="Times New Roman"/>
    </style:style>
    <style:style style:name="T77" style:parent-style-name="Hyperlink"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style="italic" style:font-style-asian="italic" style:font-style-complex="italic"/>
    </style:style>
    <style:style style:name="T80" style:parent-style-name="DefaultParagraphFont" style:family="text">
      <style:text-properties style:font-name="Times New Roman"/>
    </style:style>
    <style:style style:name="T81" style:parent-style-name="Hyperlink" style:family="text">
      <style:text-properties style:font-name="Times New Roman"/>
    </style:style>
    <style:style style:name="T82" style:parent-style-name="Hyperlink" style:family="text">
      <style:text-properties style:font-name="Times New Roman"/>
    </style:style>
    <style:style style:name="T83" style:parent-style-name="Hyperlink"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style="italic" style:font-style-asian="italic" style:font-style-complex="italic"/>
    </style:style>
    <style:style style:name="T86" style:parent-style-name="DefaultParagraphFont" style:family="text">
      <style:text-properties style:font-name="Times New Roman"/>
    </style:style>
    <style:style style:name="T87" style:parent-style-name="Hyperlink" style:family="text">
      <style:text-properties style:font-name="Times New Roman"/>
    </style:style>
    <style:style style:name="T88" style:parent-style-name="Hyperlink" style:family="text">
      <style:text-properties style:font-name="Times New Roman"/>
    </style:style>
    <style:style style:name="T89" style:parent-style-name="Hyperlink" style:family="text">
      <style:text-properties style:font-name="Times New Roman"/>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3"><draw:frame draw:z-index="251660288" draw:id="id3" draw:style-name="a4" draw:name="Text Box 52" text:anchor-type="paragraph" svg:x="0.25069in" svg:y="8.99792in" svg:width="7.99792in" svg:height="1.00278in" style:rel-width="scale" style:rel-height="scale"><draw:text-box><text:p text:style-name="P4"><text:span text:style-name="T5">Malamski,Dimitar D.S.</text:span></text:p><text:p text:style-name="P6"><text:span text:style-name="T7">mitemalamata@gmail.com</text:span></text:p></draw:text-box><svg:title/><svg:desc/></draw:frame></text:span><text:span text:style-name="T8"><draw:frame draw:z-index="251661312" draw:id="id4" draw:style-name="a5" draw:name="Text Box 53" text:anchor-type="paragraph" svg:x="0.25069in" svg:y="7.7in" svg:width="7.99792in" svg:height="0.58264in" style:rel-width="scale" style:rel-height="scale"><draw:text-box><text:p text:style-name="P9">Additional info:</text:p><text:p text:style-name="P10"><text:span text:style-name="T11">Done for Semester 2, software engineering at Fontys ICT, Eindhoven, The</text:span><text:span text:style-name="T12"><text:line-break/>Netherlands</text:span></text:p></draw:text-box><svg:title/><svg:desc/></draw:frame></text:span><text:span text:style-name="T13"><draw:frame draw:z-index="251659264" draw:id="id5" draw:style-name="a6" draw:name="Text Box 54" text:anchor-type="paragraph" svg:x="0.25069in" svg:y="3.3in" svg:width="7.99792in" svg:height="3.98542in" style:rel-width="scale" style:rel-height="scale"><draw:text-box><text:p text:style-name="P14"><text:span text:style-name="T15">The Importance of Testing in Software Projects and the Different Types of Tests</text:span></text:p><text:p text:style-name="P16"><text:span text:style-name="T17">Created By: Dimitar Malamski</text:span></text:p></draw:text-box><svg:title/><svg:desc/></draw:frame></text:span></text:p>
      <text:p text:style-name="P18"/>
      <text:p text:style-name="TOCHeading"/>
      <text:p text:style-name="TOCHeading"/>
      <text:p text:style-name="TOCHeading"/>
      <text:p text:style-name="TOCHeading"/>
      <text:p text:style-name="TOCHeading"/>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01154515" office:target-frame-name="_top" xlink:show="replace"><text:span text:style-name="T20">Abstract</text:span><text:tab/>2</text:a></text:p>
          <text:p text:style-name="P21"><text:a xlink:href="#_Toc201154516" office:target-frame-name="_top" xlink:show="replace"><text:span text:style-name="T22">What Exactly Is Testing A Project</text:span><text:tab/>2</text:a></text:p>
          <text:p text:style-name="P23"><text:a xlink:href="#_Toc201154517" office:target-frame-name="_top" xlink:show="replace"><text:span text:style-name="T24">Why Is Testing A Project Important</text:span><text:tab/>2</text:a></text:p>
          <text:p text:style-name="P25"><text:a xlink:href="#_Toc201154518" office:target-frame-name="_top" xlink:show="replace"><text:span text:style-name="T26">What Kinds Of Tests There Are</text:span><text:tab/>2</text:a></text:p>
          <text:p text:style-name="P27"><text:a xlink:href="#_Toc201154519" office:target-frame-name="_top" xlink:show="replace"><text:span text:style-name="T28">How Does Unit Tests Work</text:span><text:tab/>2</text:a></text:p>
          <text:p text:style-name="P29"><text:a xlink:href="#_Toc201154520" office:target-frame-name="_top" xlink:show="replace"><text:span text:style-name="T30">How To Present Testing To Clients</text:span><text:tab/>3</text:a></text:p>
          <text:p text:style-name="P31"><text:a xlink:href="#_Toc201154521" office:target-frame-name="_top" xlink:show="replace"><text:span text:style-name="T32">Conclusion</text:span><text:tab/>3</text:a></text:p>
          <text:p text:style-name="P33"><text:a xlink:href="#_Toc201154522" office:target-frame-name="_top" xlink:show="replace"><text:span text:style-name="T34">References</text:span><text:tab/>3</text:a></text:p>
        </text:index-body>
      </text:table-of-content>
      <text:p text:style-name="Normal"/>
      <text:p text:style-name="P35"/>
      <text:h text:style-name="P36" text:outline-level="1"><text:bookmark-start text:name="_Toc201154515"/>Abstract<text:bookmark-end text:name="_Toc201154515"/></text:h>
      <text:p text:style-name="P37">In this research paper, I will share my experience with testing and cover why I managed to do them in my individual assignment. I have knowledge of what unit tests are and their purpose, but I wanted to dive deeply into the other variety of testing and the reason for doing them.</text:p>
      <text:h text:style-name="P38" text:outline-level="1"><text:bookmark-start text:name="_Toc201154516"/>What Exactly Is Testing A Project<text:bookmark-end text:name="_Toc201154516"/></text:h>
      <text:p text:style-name="Normal"><text:span text:style-name="T39">In simple terms, testing a project is the ability to see if parts of the functionality of the system behaves as expected: showing the correct data, redirecting to the correct page or displaying the correct error. In conclusion, testing a project is crucial thing to do, before handling it to the clients, to see of the system is secure and well maintained<text:s/></text:span><text:span text:style-name="T40">(Wikipedia, 2024)</text:span><text:span text:style-name="T41">.</text:span></text:p>
      <text:h text:style-name="P42" text:outline-level="1"><text:bookmark-start text:name="_Toc201154517"/>Why Is Testing A Project Important<text:bookmark-end text:name="_Toc201154517"/></text:h>
      <text:p text:style-name="Normal"><text:span text:style-name="T43">There are many ways people test a project, but the reason behind it is pretty simple. Developers tests projects so they can see of the application acts as expected. Most cases, if the system is done correctly, everything will go smoothly, but by doing tests, the developers can catch unexpected bugs, which is valuable before handling the application to the clients. Not only that, it makes the developer feel more confident about their creation and proofs the app is maintained, which is always a plus to clients<text:s/></text:span><text:span text:style-name="T44">(Guru99, n.d.).</text:span><text:span text:style-name="T45"><text:s text:c="2"/>In my case, the main reason I wanted to develop testing in my individual assignment, was because, first I wanted to learn more about it and get the hang of testing in general, second, it helped me located various bugs in my system, but was indeed needed before completing the project.<text:s/></text:span></text:p>
      <text:h text:style-name="P46" text:outline-level="1"><text:bookmark-start text:name="_Toc201154518"/>What Kinds Of Tests There Are<text:bookmark-end text:name="_Toc201154518"/></text:h>
      <text:p text:style-name="Normal"><text:span text:style-name="T47">There are different test for different purposes. I managed to read information for every one of them, but stuck more on unit testing. Unit tests are the tests the cover the business logic, which is the core of the application. It is important for it to behave correctly and to be validated, in order no code to break and possible no hackers trying to steal information from the system<text:s/></text:span><text:span text:style-name="T48">(Microsoft, n.d.)</text:span><text:span text:style-name="T49">. This are the primal tests I write for my individual assignment as well. Other tests are:</text:span></text:p>
      <text:list text:style-name="LFO1" text:continue-numbering="true">
        <text:list-item>
          <text:p text:style-name="P50">Integration Tests – Those tests unsure that different components in the application communicate correctly between one another;</text:p>
        </text:list-item>
        <text:list-item>
          <text:p text:style-name="P51">Manual Tests – Those are the tests developers do not write, but do by using the application. There are job strictly related to people trying to break applications in order for the bugs to be fixed. They are crucial, since it simulated plain user behavior;</text:p>
        </text:list-item>
      </text:list>
      <text:p text:style-name="P52">There are many other types of testing, but those are the main ones that are of importance. Depending on the project deadlines, I will make sure to work on Integration tests as well, since they are second to priority in project tests.</text:p>
      <text:h text:style-name="P53" text:outline-level="1"><text:bookmark-start text:name="_Toc201154519"/><text:soft-page-break/>How Does Unit Tests Work<text:bookmark-end text:name="_Toc201154519"/></text:h>
      <text:p text:style-name="Normal"><text:span text:style-name="T54">Writing unit tests is pretty straightforward. Each tests covers part of the logic in the code ( for example methods ) and tests if the output is what is expected to happen. The way they are wrote is based on a AAA structure ( Arrange/Act/Assert ) which basically arranges the data, performs the method that is being tested and later we assert if the outcome is correct by expectations<text:s/></text:span><text:span text:style-name="T55">(Microsoft, n.d.)</text:span><text:span text:style-name="T56">. The majority of them follow this structure. Some of the are missing a component ( for example Arrange ), if it’s not needed in the case. There are other methods to write unit tests, for example, by using DataRow, we can insert multiple values in the method, that way different types of input can be tested at the same time. In my individual project, I test each service class by itself and make sure to cover the main functionality in each method.</text:span></text:p>
      <text:h text:style-name="P57" text:outline-level="1"><text:bookmark-start text:name="_Toc201154520"/>How To Present Testing To Clients<text:bookmark-end text:name="_Toc201154520"/></text:h>
      <text:p text:style-name="Normal"><text:span text:style-name="T58">It is important for you as a developer working with a client, to be able to showcase the testing process in a way the clint can read and understand. It is important to know that not every clint is a developer themselves, so in that case Test Reports are coming in hand. In those reports you can see all the tests, their status, and the input used in the test. Moreover, it is explained why the test is made and what data is getting output from it<text:s/></text:span><text:span text:style-name="T59">(ChatGPT, 2025).</text:span><text:span text:style-name="T60"><text:s/>By using those reports, the clients can easily understand what is going on and approve the project. I, myself, <text:s/>will manage to develop a test report when finishing up with the testing of the application, because it is a valuable document to have and to know how to create.</text:span></text:p>
      <text:h text:style-name="P61" text:outline-level="1"><text:bookmark-start text:name="_Toc201154521"/>Conclusion<text:bookmark-end text:name="_Toc201154521"/></text:h>
      <text:p text:style-name="P62">In conclusion, learning more about testing an application is definitely fun experience, since you kind of in a way have to change the way you think of programming. When writing code you want to make a system behaved in a certain way, when while testing, you try to break the already created system in order to later make it more secure and stable. I am having fun learning more about testing and will definitely try to complete all the tests in my individual assignment as well.</text:p>
      <text:h text:style-name="P63" text:outline-level="1"><text:bookmark-start text:name="_Toc201154522"/>References<text:bookmark-end text:name="_Toc201154522"/></text:h>
      <text:p text:style-name="Normal"><text:span text:style-name="T64">ChatGPT. (2025).<text:s/></text:span><text:span text:style-name="T65">Conversation with an AI assistant on software testing and types</text:span><text:span text:style-name="T66">. OpenAI.<text:s/></text:span><text:a xlink:href="https://chat.openai.com/" office:target-frame-name="_top" xlink:show="replace"><text:span text:style-name="T67">https://chat.op</text:span><text:bookmark-start text:name="_Hlt201154483"/><text:bookmark-start text:name="_Hlt201154484"/><text:span text:style-name="T68">e</text:span><text:bookmark-end text:name="_Hlt201154483"/><text:bookmark-end text:name="_Hlt201154484"/><text:span text:style-name="T69">nai.com/</text:span></text:a></text:p>
      <text:p text:style-name="Normal"><text:span text:style-name="T70">Prompt used:<text:s/></text:span><text:span text:style-name="T71">"How to explain software testing and test reports in a way that a non-technical client can understand?"</text:span></text:p>
      <text:p text:style-name="Normal"><text:span text:style-name="T72">Guru99. (n.d.).<text:s/></text:span><text:span text:style-name="T73">Types of software testing: Different testing types with details</text:span><text:span text:style-name="T74">.<text:s/></text:span><text:a xlink:href="https://www.guru99.com/types-of-software-testing.html" office:target-frame-name="_top" xlink:show="replace"><text:span text:style-name="T75">https://www.guru99.com/types-of-</text:span><text:bookmark-start text:name="_Hlt201154464"/><text:bookmark-start text:name="_Hlt201154465"/><text:span text:style-name="T76">s</text:span><text:bookmark-end text:name="_Hlt201154464"/><text:bookmark-end text:name="_Hlt201154465"/><text:span text:style-name="T77">oftware-testing.html</text:span></text:a></text:p>
      <text:p text:style-name="Normal"><text:span text:style-name="T78">Microsoft. (n.d.).<text:s/></text:span><text:span text:style-name="T79">Unit testing in .NET</text:span><text:span text:style-name="T80">. Microsoft Learn.<text:s/></text:span><text:a xlink:href="https://learn.microsoft.com/en-us/dotnet/core/testing/" office:target-frame-name="_top" xlink:show="replace"><text:span text:style-name="T81">https://learn.mic</text:span><text:bookmark-start text:name="_Hlt201154478"/><text:bookmark-start text:name="_Hlt201154479"/><text:span text:style-name="T82">r</text:span><text:bookmark-end text:name="_Hlt201154478"/><text:bookmark-end text:name="_Hlt201154479"/><text:span text:style-name="T83">osoft.com/en-us/dotnet/core/testing/</text:span></text:a></text:p>
      <text:p text:style-name="Normal"><text:span text:style-name="T84">Wikipedia contributors. (2024, December 22).<text:s/></text:span><text:span text:style-name="T85">Software testing</text:span><text:span text:style-name="T86">. Wikipedia.<text:s/></text:span><text:a xlink:href="https://en.wikipedia.org/wiki/Software_testing" office:target-frame-name="_top" xlink:show="replace"><text:span text:style-name="T87">https://en.wikipedia.org/wiki/Software_tes</text:span><text:bookmark-start text:name="_Hlt201154493"/><text:bookmark-start text:name="_Hlt201154494"/><text:span text:style-name="T88">t</text:span><text:bookmark-end text:name="_Hlt201154493"/><text:bookmark-end text:name="_Hlt201154494"/><text:span text:style-name="T89">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true"/>
    </style:style>
    <style:style style:name="NoSpacingChar" style:display-name="No Spacing Char" style:family="text" style:parent-style-name="DefaultParagraphFont">
      <style:text-properties style:font-name="Aptos" style:font-name-asian="Times New Roman" style:font-name-complex="Times New Roman" style:letter-kerning="false" fo:font-size="11pt" style:font-size-asian="11pt" style:font-size-complex="11pt"/>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0159in" text:min-label-width="0.25in" text:list-level-position-and-space-mode="label-alignment">
          <style:list-level-label-alignment text:label-followed-by="listtab" fo:margin-left="1.2659in" fo:text-indent="-0.25in"/>
        </style:list-level-properties>
        <style:text-properties style:font-name="Courier New"/>
      </text:list-level-style-bullet>
      <text:list-level-style-bullet text:level="3" text:style-name="WW_CharLFO1LVL3"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Wingdings"/>
      </text:list-level-style-bullet>
      <text:list-level-style-bullet text:level="4" text:style-name="WW_CharLFO1LVL4"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Symbol"/>
      </text:list-level-style-bullet>
      <text:list-level-style-bullet text:level="5" text:style-name="WW_CharLFO1LVL5" text:bullet-char="o">
        <style:list-level-properties text:space-before="2.5159in" text:min-label-width="0.25in" text:list-level-position-and-space-mode="label-alignment">
          <style:list-level-label-alignment text:label-followed-by="listtab" fo:margin-left="2.7659in" fo:text-indent="-0.25in"/>
        </style:list-level-properties>
        <style:text-properties style:font-name="Courier New"/>
      </text:list-level-style-bullet>
      <text:list-level-style-bullet text:level="6" text:style-name="WW_CharLFO1LVL6" text:bullet-char="">
        <style:list-level-properties text:space-before="3.0159in" text:min-label-width="0.25in" text:list-level-position-and-space-mode="label-alignment">
          <style:list-level-label-alignment text:label-followed-by="listtab" fo:margin-left="3.2659in" fo:text-indent="-0.25in"/>
        </style:list-level-properties>
        <style:text-properties style:font-name="Wingdings"/>
      </text:list-level-style-bullet>
      <text:list-level-style-bullet text:level="7" text:style-name="WW_CharLFO1LVL7" text:bullet-char="">
        <style:list-level-properties text:space-before="3.5159in" text:min-label-width="0.25in" text:list-level-position-and-space-mode="label-alignment">
          <style:list-level-label-alignment text:label-followed-by="listtab" fo:margin-left="3.7659in" fo:text-indent="-0.25in"/>
        </style:list-level-properties>
        <style:text-properties style:font-name="Symbol"/>
      </text:list-level-style-bullet>
      <text:list-level-style-bullet text:level="8" text:style-name="WW_CharLFO1LVL8" text:bullet-char="o">
        <style:list-level-properties text:space-before="4.0159in" text:min-label-width="0.25in" text:list-level-position-and-space-mode="label-alignment">
          <style:list-level-label-alignment text:label-followed-by="listtab" fo:margin-left="4.2659in" fo:text-indent="-0.25in"/>
        </style:list-level-properties>
        <style:text-properties style:font-name="Courier New"/>
      </text:list-level-style-bullet>
      <text:list-level-style-bullet text:level="9" text:style-name="WW_CharLFO1LVL9" text:bullet-char="">
        <style:list-level-properties text:space-before="4.5159in" text:min-label-width="0.25in" text:list-level-position-and-space-mode="label-alignment">
          <style:list-level-label-alignment text:label-followed-by="listtab" fo:margin-left="4.7659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Importance of Testing in Software Projects and the Different Types of Tests</dc:title>
    <dc:description/>
    <dc:subject>Created By: Dimitar Malamski</dc:subject>
    <meta:initial-creator>Malamski,Dimitar D.S.</meta:initial-creator>
    <dc:creator>Malamski,Dimitar D.S.</dc:creator>
    <meta:creation-date>2025-05-28T18:21:00Z</meta:creation-date>
    <dc:date>2025-06-19T16:10:00Z</dc:date>
    <meta:template xlink:href="Normal.dotm" xlink:type="simple"/>
    <meta:editing-cycles>21</meta:editing-cycles>
    <meta:editing-duration>PT3480S</meta:editing-duration>
    <meta:document-statistic meta:page-count="4" meta:paragraph-count="12" meta:word-count="928" meta:character-count="6207" meta:row-count="44" meta:non-whitespace-character-count="5291"/>
  </office:meta>
</office:document-meta>
</file>